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italic" style:font-style-asian="italic" style:font-style-complex="italic"/>
    </style:style>
    <style:style style:name="P2" style:family="paragraph" style:parent-style-name="Standard">
      <style:text-properties style:font-name="Calibri" fo:font-style="italic" style:font-style-asian="italic" style:font-style-complex="italic"/>
    </style:style>
    <style:style style:name="P3" style:family="paragraph" style:parent-style-name="Standard"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El dia 13-9-2017 nos reunimos para continuar con el proyecto:</text:p>
      <text:p text:style-name="P1"><text:s/></text:p>
      <text:p text:style-name="P3">Github:</text:p>
      <text:p text:style-name="P1"><text:tab/>Solucionamos un problema de Github, ya que yo había actualizado ficheros pero no le habían llegado a Domingo. La causa es que no hice Pull en ningún momento. Ademas al intentar hacerlo desde la interfaz gráfica el programa daba algún tipo de fallo y tuvimos que hacerlo desde consola con un parámetro que te daba el sistema. (git pull ---allow-unrelated-histories).</text:p>
      <text:p text:style-name="P1"/>
      <text:p text:style-name="P1"><text:tab/>Ademas quedamos en crear una rama en github para testear los programas, y cuando estén listos pasarlo a la rama principal del proyecto, porque he estado volviéndome un poco loco con los programas que tengo actualizados y con los que no. </text:p>
      <text:p text:style-name="P1"/>
      <text:p text:style-name="P3">Programa para crear la matriz:</text:p>
      <text:p text:style-name="P1"><text:tab/>Después nos pusimos con los programas. El primero que miramos fue el que hice para crear la matriz con todos los puntos del T grande en la matriz. Le explique a Domingo como se recorrían los cuadrados, y que en cada cuadrado deberíamos comprobar que están todos los puntos, ya que es un programa a medio hacer pero que podemos incluir en la memoria para comparar con el programa final.</text:p>
      <text:p text:style-name="P1"><text:tab/>En este programa el punto mas a la izquierda y el que este mas abajo comenzaran con x=0 e y=0 respectivamente, ya que cambio los puntos de posición (no afecta para el resultado) para poder comenzar con los cuadrados en (0,0). Sin embargo en el programa final se nos dara la posición y el tamaño de la imagen por lo que no habrá que andar haciendo estas cosas. </text:p>
      <text:p text:style-name="P1"><text:tab/>Ademas corregimos un par de cosas en este programa ya que se puede restar los puntos x e y en la misma orden como utilizamos aquí: </text:p>
      <text:p text:style-name="P1"><text:tab/>#Transformar coordenadas para que empiecen en 0</text:p>
      <text:p text:style-name="P1"><text:tab/>coordenadas= coordenadas - np.array([minx,miny]) </text:p>
      <text:p text:style-name="P1"><text:tab/></text:p>
      <text:p text:style-name="P1"><text:tab/>El resto de este programa para crear la matriz estaba bien.</text:p>
      <text:p text:style-name="P1"/>
      <text:p text:style-name="P3">Programa de la Varianza Compuesta:</text:p>
      <text:p text:style-name="P1"><text:tab/>Mas tarde nos metimos con la varianza compuesta, en la que no hace falta inicializar qoi y qei, que eran un quebradero de cabeza para mi porque no sabia de que tamaño tenían que ser en cada imagen distinta que le pasáramos estos dos arrays. </text:p>
      <text:p text:style-name="P1"/>
      <text:p text:style-name="P1"><text:tab/>También arreglamos una parte de este programa, ya que con shape cogemos el tamaño de la matriz y lo utilizamos en vez de esto otro :</text:p>
      <text:p text:style-name="P1"><text:s text:c="2"/></text:p>
      <text:section text:style-name="Sect1" text:name="Sección1">
        <text:p text:style-name="P1">Esto no</text:p>
        <text:p text:style-name="P1">n=len(a[0]) #las columnas</text:p>
        <text:p text:style-name="P1">j=len(a) #Numero de filas</text:p>
        <text:p text:style-name="P1">Esto si </text:p>
        <text:p text:style-name="P1"><text:s/>j,n=a.shape</text:p>
        <text:p text:style-name="P1"/>
      </text:section>
      <text:p text:style-name="P1"><text:s text:c="2"/><text:span text:style-name="T1"><text:tab/>Por ultimo en este programa nos queda meter la parte de la matriz traspuesta en otra función para que te de el resultado mejorado la función sin mas.</text:span></text:p>
      <text:p text:style-name="P1"/>
      <text:p text:style-name="P3">Kdtrees:</text:p>
      <text:p text:style-name="P1"><text:tab/>Una vez corregido y explicado todo esto, nos metimos a hablar de Kdtrees, que una de las formas que tiene de calcular la distancia es en forma de cuadrado, o mejor dicho, calcular la distancia en forma de distancia Manhattan desde el punto central y ver cuantos puntos están a una distancia x Manhattan determinada de ese punto. Así podremos conseguir los puntos que están dentro del cuadrado (que son los que necesitamos para hacer la matriz).</text:p>
      <text:p text:style-name="P1"><text:soft-page-break/></text:p>
      <text:p text:style-name="P3">Pillow:</text:p>
      <text:p text:style-name="P1"><text:tab/>Para acabar la reunión hablamos del programa que vamos a utilizar para las imagenes, que sera Pillow, con el que recortaremos la imagen en partes, y guardarlas en un directorio que tendremos que crear. Tendré<text:span text:style-name="T1"> que instalar pillow y hacer que se recorte una foto (los cuadrados pequeños) - mirar tutorial pillow. Guardar los recortes en un directorio (por separado y después pegándolos en otra vez).</text:span></text:p>
      <text:p text:style-name="P1"/>
      <text:p text:style-name="P3">Correo:</text:p>
      <text:p text:style-name="P1"><text:tab/>Domingo me paso unos enlaces para que me mirara a lo largo de la semana. En resumen son un tutorial de kdtrees, otro de pillow, uno acerca de las ramas de git y el ultimo sobre broadcasting.</text:p>
      <text:p text:style-name="P1"/>
      <text:p text:style-name="P3">Otras cosas:</text:p>
      <text:p text:style-name="P1"><text:span text:style-name="T3"><text:tab/></text:span>Nuestro programa sera mas sencillo de utilizar que el de countem (https://countem.unican.es/)</text:p>
      <text:p text:style-name="P1"/>
      <text:p text:style-name="P1"><text:tab/>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7-08-22T11:51:37.79</meta:creation-date>
    <dc:date>2017-09-14T12:46:19.31</dc:date>
    <dc:creator>o </dc:creator>
    <meta:editing-duration>PT1H21M25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2" meta:paragraph-count="32" meta:word-count="617" meta:character-count="3546"/>
  </office:meta>
</office:document-meta>
</file>